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0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9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2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2"/>
          <table:table-cell table:style-name="ce41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2"/>
          <table:table-cell table:style-name="ce49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3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3" office:value-type="string" calcext:value-type="string">
            <text:p>OA DICT</text:p>
          </table:table-cell>
          <table:table-cell table:style-name="ce42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3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1" table:number-columns-repeated="4"/>
          <table:table-cell table:style-name="ce38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7"/>
          <table:table-cell table:style-name="ce39"/>
          <table:table-cell table:style-name="ce27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39"/>
          <table:table-cell table:style-name="ce31"/>
          <table:table-cell table:style-name="ce31" office:value-type="string" calcext:value-type="string">
            <text:p>N / TBC</text:p>
          </table:table-cell>
          <table:table-cell table:style-name="ce35"/>
          <table:table-cell table:style-name="ce44"/>
          <table:table-cell table:style-name="ce3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/>
          <table:table-cell table:style-name="ce35" office:value-type="string" calcext:value-type="string">
            <text:p>X</text:p>
          </table:table-cell>
          <table:table-cell table:style-name="ce39"/>
          <table:table-cell table:style-name="ce27"/>
          <table:table-cell table:style-name="ce31"/>
          <table:table-cell table:style-name="ce38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6"/>
          <table:table-cell table:style-name="ce3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1"/>
          <table:table-cell table:style-name="ce38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TBD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BD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30"/>
          <table:table-cell table:style-name="ce36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40"/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9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5"/>
          <table:table-cell table:style-name="ce19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5" office:value-type="string" calcext:value-type="string">
            <text:p>X Rename ?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1"/>
          <table:table-cell table:style-name="ce38"/>
          <table:table-cell table:style-name="ce39"/>
          <table:table-cell table:style-name="ce31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1"/>
          <table:table-cell table:style-name="ce38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8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21:53:43.787935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17" meta:object-count="0"/>
  </office:meta>
</office:document-meta>
</file>